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0.87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: 10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6.1101" calcext:value-type="float">
            <text:p>96.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44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0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8917" calcext:value-type="float">
            <text:p>92.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56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4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0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8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95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9226" calcext:value-type="float">
            <text:p>86.9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1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4.4958" calcext:value-type="float">
            <text:p>74.4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3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0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8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67.1514" calcext:value-type="float">
            <text:p>67.1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3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45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7.2959" calcext:value-type="float">
            <text:p>97.2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2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6.7766" calcext:value-type="float">
            <text:p>86.77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4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7.8172" calcext:value-type="float">
            <text:p>97.8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1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5077" calcext:value-type="float">
            <text:p>71.5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9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75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82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8.0346" calcext:value-type="float">
            <text:p>78.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5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8502" calcext:value-type="float">
            <text:p>78.8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65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1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80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89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5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8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20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27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4.3335" calcext:value-type="float">
            <text:p>74.3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4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0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6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79.8404" calcext:value-type="float">
            <text:p>79.8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52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4.6841" calcext:value-type="float">
            <text:p>94.6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58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7.4715" calcext:value-type="float">
            <text:p>97.47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72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0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0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6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8.4269" calcext:value-type="float">
            <text:p>78.4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2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8367" calcext:value-type="float">
            <text:p>92.83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5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2.4581" calcext:value-type="float">
            <text:p>72.4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1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27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2.756" calcext:value-type="float">
            <text:p>72.7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3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81.8629" calcext:value-type="float">
            <text:p>81.86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9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45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6169" calcext:value-type="float">
            <text:p>89.6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5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0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77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3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2.1702" calcext:value-type="float">
            <text:p>92.1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89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5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13" calcext:value-type="float">
            <text:p>97.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2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7582" calcext:value-type="float">
            <text:p>95.75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9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0.0832" calcext:value-type="float">
            <text:p>90.0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6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9645" calcext:value-type="float">
            <text:p>96.9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6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8.6301" calcext:value-type="float">
            <text:p>88.6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2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%Memory</text:p>
          </table:table-cell>
          <table:table-cell office:value-type="float" office:value="0.709677" calcext:value-type="float">
            <text:p>0.709677</text:p>
          </table:table-cell>
          <table:table-cell office:value-type="string" calcext:value-type="string">
            <text:p><text:s/>%Failure</text:p>
          </table:table-cell>
          <table:table-cell office:value-type="float" office:value="0.0434783" calcext:value-type="float">
            <text:p>0.0434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9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17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4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40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1.4514" calcext:value-type="float">
            <text:p>81.4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46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4666" calcext:value-type="float">
            <text:p>83.4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52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7528" calcext:value-type="float">
            <text:p>84.7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59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4.1774" calcext:value-type="float">
            <text:p>84.17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71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0.5881" calcext:value-type="float">
            <text:p>70.5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78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9646" calcext:value-type="float">
            <text:p>82.9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4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0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4.8641" calcext:value-type="float">
            <text:p>94.8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98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7.2184" calcext:value-type="float">
            <text:p>87.2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09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7.6375" calcext:value-type="float">
            <text:p>97.6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15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26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2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8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8767" calcext:value-type="float">
            <text:p>86.8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5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2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9478" calcext:value-type="float">
            <text:p>88.9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8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99.4875" calcext:value-type="float">
            <text:p>99.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4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1713" calcext:value-type="float">
            <text:p>94.17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0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1.3506" calcext:value-type="float">
            <text:p>71.3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2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6.4613" calcext:value-type="float">
            <text:p>66.46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8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5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8.9873" calcext:value-type="float">
            <text:p>78.9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1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6456" calcext:value-type="float">
            <text:p>87.6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4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0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8211" calcext:value-type="float">
            <text:p>87.8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48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7.13" calcext:value-type="float">
            <text:p>97.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54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401" calcext:value-type="float">
            <text:p>98.8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1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9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688" calcext:value-type="float">
            <text:p>98.66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5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4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5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1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0552" calcext:value-type="float">
            <text:p>82.05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7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237" calcext:value-type="float">
            <text:p>91.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3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0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7.6284" calcext:value-type="float">
            <text:p>87.6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6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0.3018" calcext:value-type="float">
            <text:p>70.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3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6189" calcext:value-type="float">
            <text:p>97.6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%Memory</text:p>
          </table:table-cell>
          <table:table-cell office:value-type="float" office:value="0.868421" calcext:value-type="float">
            <text:p>0.86842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8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41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0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1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7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9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87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8.5896" calcext:value-type="float">
            <text:p>78.5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0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08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4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20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9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9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8.9784" calcext:value-type="float">
            <text:p>98.9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45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1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6.9369" calcext:value-type="float">
            <text:p>96.93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57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4681" calcext:value-type="float">
            <text:p>98.4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63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2778" calcext:value-type="float">
            <text:p>82.2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69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0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7503" calcext:value-type="float">
            <text:p>83.7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2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4.6841" calcext:value-type="float">
            <text:p>94.6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98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0971" calcext:value-type="float">
            <text:p>85.0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4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0745" calcext:value-type="float">
            <text:p>83.0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0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8.4862" calcext:value-type="float">
            <text:p>78.4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6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7623" calcext:value-type="float">
            <text:p>87.7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6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32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5182" calcext:value-type="float">
            <text:p>91.5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8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5142" calcext:value-type="float">
            <text:p>93.5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44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3147" calcext:value-type="float">
            <text:p>99.3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0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7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4044" calcext:value-type="float">
            <text:p>94.4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3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9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9006" calcext:value-type="float">
            <text:p>91.9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3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4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3.2287" calcext:value-type="float">
            <text:p>93.2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0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2.2145" calcext:value-type="float">
            <text:p>92.2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7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23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4.3451" calcext:value-type="float">
            <text:p>84.3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6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1.0277" calcext:value-type="float">
            <text:p>81.0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5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ag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 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6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7.351" calcext:value-type="float">
            <text:p>67.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47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8.6149" calcext:value-type="float">
            <text:p>78.6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56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62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7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76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2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1.8156" calcext:value-type="float">
            <text:p>81.8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9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2.599" calcext:value-type="float">
            <text:p>82.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5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1692" calcext:value-type="float">
            <text:p>85.1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1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07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7329" calcext:value-type="float">
            <text:p>91.7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3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7271" calcext:value-type="float">
            <text:p>93.7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0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7.8537" calcext:value-type="float">
            <text:p>87.8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6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0743" calcext:value-type="float">
            <text:p>97.07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6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436" calcext:value-type="float">
            <text:p>98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2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0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6841" calcext:value-type="float">
            <text:p>94.6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6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2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2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7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4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4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1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7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1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0.4793" calcext:value-type="float">
            <text:p>70.47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7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8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04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1.6176" calcext:value-type="float">
            <text:p>81.6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0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7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4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2803" calcext:value-type="float">
            <text:p>86.2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0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6841" calcext:value-type="float">
            <text:p>94.6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6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6.1486" calcext:value-type="float">
            <text:p>76.14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42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4145" calcext:value-type="float">
            <text:p>84.4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48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3419" calcext:value-type="float">
            <text:p>92.3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6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3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7.7483" calcext:value-type="float">
            <text:p>87.7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4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0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8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7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4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14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9.6589" calcext:value-type="float">
            <text:p>89.65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1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6.7995" calcext:value-type="float">
            <text:p>76.7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7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1558" calcext:value-type="float">
            <text:p>86.1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3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044" calcext:value-type="float">
            <text:p>97.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6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695652" calcext:value-type="float">
            <text:p>0.6956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5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0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6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2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5.3463" calcext:value-type="float">
            <text:p>95.3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90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05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1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3.7506" calcext:value-type="float">
            <text:p>93.7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42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2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8.1135" calcext:value-type="float">
            <text:p>88.1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8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1477" calcext:value-type="float">
            <text:p>99.1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75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81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8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39" calcext:value-type="float">
            <text:p>95.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4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1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7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99.3153" calcext:value-type="float">
            <text:p>99.3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13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9.7724" calcext:value-type="float">
            <text:p>79.7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319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2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4992" calcext:value-type="float">
            <text:p>83.4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1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3048" calcext:value-type="float">
            <text:p>88.3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1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6.9163" calcext:value-type="float">
            <text:p>76.9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7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8335" calcext:value-type="float">
            <text:p>96.8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3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3.7358" calcext:value-type="float">
            <text:p>83.73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9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6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4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015" calcext:value-type="float">
            <text:p>96.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41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1559" calcext:value-type="float">
            <text:p>98.15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47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3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0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6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1.8512" calcext:value-type="float">
            <text:p>71.8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78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93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99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5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2.5032" calcext:value-type="float">
            <text:p>72.5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7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3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39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5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8818" calcext:value-type="float">
            <text:p>91.8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1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8625" calcext:value-type="float">
            <text:p>91.8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7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2.6221" calcext:value-type="float">
            <text:p>92.6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4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3192" calcext:value-type="float">
            <text:p>82.3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3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0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6.1422" calcext:value-type="float">
            <text:p>96.14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7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2215" calcext:value-type="float">
            <text:p>97.2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4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6933" calcext:value-type="float">
            <text:p>98.69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0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6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401" calcext:value-type="float">
            <text:p>99.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4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40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9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1.3979" calcext:value-type="float">
            <text:p>81.3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7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96.7627" calcext:value-type="float">
            <text:p>96.7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8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7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4622" calcext:value-type="float">
            <text:p>86.4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3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89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7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4.704" calcext:value-type="float">
            <text:p>94.7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305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11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8.3588" calcext:value-type="float">
            <text:p>88.3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323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3377" calcext:value-type="float">
            <text:p>99.3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9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35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0.6395" calcext:value-type="float">
            <text:p>80.6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1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47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0.1621" calcext:value-type="float">
            <text:p>80.1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3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3205" calcext:value-type="float">
            <text:p>84.3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 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763158" calcext:value-type="float">
            <text:p>0.76315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7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1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6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42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4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60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7.8481" calcext:value-type="float">
            <text:p>77.8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68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1.0259" calcext:value-type="float">
            <text:p>81.0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75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0323" calcext:value-type="float">
            <text:p>92.0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2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98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5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70.9468" calcext:value-type="float">
            <text:p>70.9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2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8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8563" calcext:value-type="float">
            <text:p>92.8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6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46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8767" calcext:value-type="float">
            <text:p>86.8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2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1699" calcext:value-type="float">
            <text:p>92.1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8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9.1254" calcext:value-type="float">
            <text:p>69.1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64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8796" calcext:value-type="float">
            <text:p>97.8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1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7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7.2959" calcext:value-type="float">
            <text:p>97.2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83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4.2806" calcext:value-type="float">
            <text:p>74.2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9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3017" calcext:value-type="float">
            <text:p>83.3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8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6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5.2924" calcext:value-type="float">
            <text:p>85.2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2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3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7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3587" calcext:value-type="float">
            <text:p>88.35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3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1307" calcext:value-type="float">
            <text:p>98.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9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8019" calcext:value-type="float">
            <text:p>98.8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5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1.2447" calcext:value-type="float">
            <text:p>91.24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1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7921" calcext:value-type="float">
            <text:p>88.7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3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9.9594" calcext:value-type="float">
            <text:p>79.9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9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5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9963" calcext:value-type="float">
            <text:p>87.99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1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8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%Memory</text:p>
          </table:table-cell>
          <table:table-cell office:value-type="float" office:value="0.882353" calcext:value-type="float">
            <text:p>0.88235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6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1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0409" calcext:value-type="float">
            <text:p>81.0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45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3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0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3183" calcext:value-type="float">
            <text:p>84.3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79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6477" calcext:value-type="float">
            <text:p>68.6477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5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0208" calcext:value-type="float">
            <text:p>90.0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1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99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5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23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2.5289" calcext:value-type="float">
            <text:p>82.5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9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37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335" calcext:value-type="float">
            <text:p>97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9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3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1.2907" calcext:value-type="float">
            <text:p>91.2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0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0.6181" calcext:value-type="float">
            <text:p>70.6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6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2416" calcext:value-type="float">
            <text:p>84.2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4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0.371" calcext:value-type="float">
            <text:p>80.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2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8854" calcext:value-type="float">
            <text:p>98.88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8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8115" calcext:value-type="float">
            <text:p>86.8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4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2.5919" calcext:value-type="float">
            <text:p>72.5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0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7336" calcext:value-type="float">
            <text:p>91.7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0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7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38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47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1.1837" calcext:value-type="float">
            <text:p>71.1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5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2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8633" calcext:value-type="float">
            <text:p>96.8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6.8115" calcext:value-type="float">
            <text:p>86.8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0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0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335" calcext:value-type="float">
            <text:p>97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1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7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2.3319" calcext:value-type="float">
            <text:p>82.3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3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4.4447" calcext:value-type="float">
            <text:p>84.4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4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6.802" calcext:value-type="float">
            <text:p>66.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0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5.6378" calcext:value-type="float">
            <text:p>85.63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3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3135" calcext:value-type="float">
            <text:p>93.3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.0344828" calcext:value-type="float">
            <text:p>0.0344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6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9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75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3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0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6.1018" calcext:value-type="float">
            <text:p>96.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6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6164" calcext:value-type="float">
            <text:p>93.6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2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08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4.338" calcext:value-type="float">
            <text:p>74.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4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7683" calcext:value-type="float">
            <text:p>86.7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6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33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2519" calcext:value-type="float">
            <text:p>99.25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9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5.5772" calcext:value-type="float">
            <text:p>75.57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0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7507" calcext:value-type="float">
            <text:p>91.75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8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7911" calcext:value-type="float">
            <text:p>97.7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4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0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7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5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5308" calcext:value-type="float">
            <text:p>82.5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5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1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7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9.1437" calcext:value-type="float">
            <text:p>99.14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3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223" calcext:value-type="float">
            <text:p>88.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9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35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44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9084" calcext:value-type="float">
            <text:p>92.9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0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2005" calcext:value-type="float">
            <text:p>89.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6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818182" calcext:value-type="float">
            <text:p>0.81818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8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3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0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7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91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5001" calcext:value-type="float">
            <text:p>97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5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15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25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8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4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0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8.1748" calcext:value-type="float">
            <text:p>88.1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66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9.1498" calcext:value-type="float">
            <text:p>89.14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72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78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6.3808" calcext:value-type="float">
            <text:p>76.38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7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4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9.4627" calcext:value-type="float">
            <text:p>79.4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6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0741" calcext:value-type="float">
            <text:p>94.07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7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3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8.1365" calcext:value-type="float">
            <text:p>78.1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9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939" calcext:value-type="float">
            <text:p>91.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8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64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0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5001" calcext:value-type="float">
            <text:p>97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6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6826" calcext:value-type="float">
            <text:p>92.68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7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3.2811" calcext:value-type="float">
            <text:p>93.28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43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4878" calcext:value-type="float">
            <text:p>99.4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52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8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8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4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To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%Memory</text:p>
          </table:table-cell>
          <table:table-cell office:value-type="float" office:value="0.714286" calcext:value-type="float">
            <text:p>0.714286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11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2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41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6.0727" calcext:value-type="float">
            <text:p>66.0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3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2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8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6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57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T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Memor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60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7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74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5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%Memory</text:p>
          </table:table-cell>
          <table:table-cell office:value-type="string" calcext:value-type="string">
            <text:p>-nan</text:p>
          </table:table-cell>
          <table:table-cell office:value-type="string" calcext:value-type="string">
            <text:p><text:s/>%Failure</text:p>
          </table:table-cell>
          <table:table-cell office:value-type="string" calcext:value-type="string">
            <text:p>-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1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3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42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48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5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2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8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184" calcext:value-type="float">
            <text:p>71.184</text:p>
          </table:table-cell>
          <table:table-cell office:value-type="string" calcext:value-type="string">
            <text:p><text:s/>FAILURE 3</text:p>
          </table:table-cell>
          <table:table-cell office:value-type="float" office:value="71.184" calcext:value-type="float">
            <text:p>71.18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75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253" calcext:value-type="float">
            <text:p>93.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2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8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01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7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3.1626" calcext:value-type="float">
            <text:p>73.1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3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0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4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28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6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0421" calcext:value-type="float">
            <text:p>80.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1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7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9.9355" calcext:value-type="float">
            <text:p>79.9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63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6.1422" calcext:value-type="float">
            <text:p>96.14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78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3377" calcext:value-type="float">
            <text:p>99.3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7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3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6346" calcext:value-type="float">
            <text:p>87.6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9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6399" calcext:value-type="float">
            <text:p>87.6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5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6247" calcext:value-type="float">
            <text:p>83.6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1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7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3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805" calcext:value-type="float">
            <text:p>92.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9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46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2.0955" calcext:value-type="float">
            <text:p>72.0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5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754" calcext:value-type="float">
            <text:p>98.6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1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78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91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5111" calcext:value-type="float">
            <text:p>98.5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8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399" calcext:value-type="float">
            <text:p>97.8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4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8511" calcext:value-type="float">
            <text:p>88.8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0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8289" calcext:value-type="float">
            <text:p>99.8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6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2.6417" calcext:value-type="float">
            <text:p>82.6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2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1.2703" calcext:value-type="float">
            <text:p>91.27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8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5.3196" calcext:value-type="float">
            <text:p>85.3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5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37838" calcext:value-type="float">
            <text:p>0.837838</text:p>
          </table:table-cell>
          <table:table-cell office:value-type="string" calcext:value-type="string">
            <text:p><text:s/>%Failure</text:p>
          </table:table-cell>
          <table:table-cell office:value-type="float" office:value="0.0606061" calcext:value-type="float">
            <text:p>0.0606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58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4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3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82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90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00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06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9.3446" calcext:value-type="float">
            <text:p>89.3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1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8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1832" calcext:value-type="float">
            <text:p>98.1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4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1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7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8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8.7905" calcext:value-type="float">
            <text:p>88.7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3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9632" calcext:value-type="float">
            <text:p>97.96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9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5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2.0861" calcext:value-type="float">
            <text:p>82.0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7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9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35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8094" calcext:value-type="float">
            <text:p>88.8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43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49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6.1815" calcext:value-type="float">
            <text:p>96.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1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9329" calcext:value-type="float">
            <text:p>96.9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6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2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1477" calcext:value-type="float">
            <text:p>99.1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8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1.5425" calcext:value-type="float">
            <text:p>91.5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3463" calcext:value-type="float">
            <text:p>95.3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0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529" calcext:value-type="float">
            <text:p>83.5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8783" calcext:value-type="float">
            <text:p>90.8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2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2329" calcext:value-type="float">
            <text:p>85.2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8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38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457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3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ELLIGIBLE</text:p>
          </table:table-cell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724138" calcext:value-type="float">
            <text:p>0.724138</text:p>
          </table:table-cell>
          <table:table-cell office:value-type="string" calcext:value-type="string">
            <text:p><text:s/>%Failure</text:p>
          </table:table-cell>
          <table:table-cell office:value-type="float" office:value="0.222222" calcext:value-type="float">
            <text:p>0.222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3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9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0.5567" calcext:value-type="float">
            <text:p>80.5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54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0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2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2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89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5067" calcext:value-type="float">
            <text:p>98.5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5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8632" calcext:value-type="float">
            <text:p>93.86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1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5328" calcext:value-type="float">
            <text:p>89.5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7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4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8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3358" calcext:value-type="float">
            <text:p>99.3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2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5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336" calcext:value-type="float">
            <text:p>82.3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4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03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9035" calcext:value-type="float">
            <text:p>98.9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0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16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8.2372" calcext:value-type="float">
            <text:p>88.23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2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3279" calcext:value-type="float">
            <text:p>91.3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8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5434" calcext:value-type="float">
            <text:p>87.5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4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9.3036" calcext:value-type="float">
            <text:p>69.30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0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305" calcext:value-type="float">
            <text:p>98.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66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6.0855" calcext:value-type="float">
            <text:p>76.08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3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9555" calcext:value-type="float">
            <text:p>92.9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6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2.8342" calcext:value-type="float">
            <text:p>92.8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3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4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5.5865" calcext:value-type="float">
            <text:p>75.5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0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0635" calcext:value-type="float">
            <text:p>88.0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7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3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2912" calcext:value-type="float">
            <text:p>86.2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6003" calcext:value-type="float">
            <text:p>78.6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5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1699" calcext:value-type="float">
            <text:p>93.1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9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5.6386" calcext:value-type="float">
            <text:p>95.6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5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0742" calcext:value-type="float">
            <text:p>87.0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5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1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7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1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9.461" calcext:value-type="float">
            <text:p>79.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59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8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6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7.5769" calcext:value-type="float">
            <text:p>77.5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2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7.9756" calcext:value-type="float">
            <text:p>87.97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9645" calcext:value-type="float">
            <text:p>96.9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8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2.6067" calcext:value-type="float">
            <text:p>92.6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04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1214" calcext:value-type="float">
            <text:p>93.1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2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4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0.1269" calcext:value-type="float">
            <text:p>80.1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0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6755" calcext:value-type="float">
            <text:p>98.67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6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5034" calcext:value-type="float">
            <text:p>97.5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2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3.506" calcext:value-type="float">
            <text:p>83.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 To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%Memory</text:p>
          </table:table-cell>
          <table:table-cell office:value-type="float" office:value="0.846154" calcext:value-type="float">
            <text:p>0.84615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9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1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0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2.0191" calcext:value-type="float">
            <text:p>72.0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60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68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7.6227" calcext:value-type="float">
            <text:p>87.6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76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8.8176" calcext:value-type="float">
            <text:p>88.8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2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3.6614" calcext:value-type="float">
            <text:p>73.6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8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804" calcext:value-type="float">
            <text:p>97.6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2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9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679" calcext:value-type="float">
            <text:p>96.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5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4.8923" calcext:value-type="float">
            <text:p>74.89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2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40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0.5577" calcext:value-type="float">
            <text:p>80.5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6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9182" calcext:value-type="float">
            <text:p>93.9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52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69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8.9784" calcext:value-type="float">
            <text:p>98.9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75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0137" calcext:value-type="float">
            <text:p>83.0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87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7471" calcext:value-type="float">
            <text:p>94.7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3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9119" calcext:value-type="float">
            <text:p>94.9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9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05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1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8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94.1638" calcext:value-type="float">
            <text:p>94.1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6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6297" calcext:value-type="float">
            <text:p>93.6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2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54" calcext:value-type="float">
            <text:p>8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38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44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8.5679" calcext:value-type="float">
            <text:p>78.5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51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7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69.2812" calcext:value-type="float">
            <text:p>69.2812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5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498" calcext:value-type="float">
            <text:p>97.8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1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77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4334" calcext:value-type="float">
            <text:p>95.4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84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0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97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4263" calcext:value-type="float">
            <text:p>98.4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4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0291" calcext:value-type="float">
            <text:p>91.0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0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9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0673" calcext:value-type="float">
            <text:p>95.0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25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4263" calcext:value-type="float">
            <text:p>98.4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1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6145" calcext:value-type="float">
            <text:p>89.6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0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3.6576" calcext:value-type="float">
            <text:p>83.6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46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7.9871" calcext:value-type="float">
            <text:p>87.9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6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 Tot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%Memory</text:p>
          </table:table-cell>
          <table:table-cell office:value-type="float" office:value="0.878049" calcext:value-type="float">
            <text:p>0.878049</text:p>
          </table:table-cell>
          <table:table-cell office:value-type="string" calcext:value-type="string">
            <text:p><text:s/>%Failure</text:p>
          </table:table-cell>
          <table:table-cell office:value-type="float" office:value="0.027027" calcext:value-type="float">
            <text:p>0.027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0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7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3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4.2818" calcext:value-type="float">
            <text:p>74.2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9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42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4.8776" calcext:value-type="float">
            <text:p>84.8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49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55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6.5842" calcext:value-type="float">
            <text:p>76.5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61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6865" calcext:value-type="float">
            <text:p>96.6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69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76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0057" calcext:value-type="float">
            <text:p>95.0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88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0806" calcext:value-type="float">
            <text:p>88.0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94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DECENTRALISED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0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11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8597" calcext:value-type="float">
            <text:p>95.85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23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3005" calcext:value-type="float">
            <text:p>82.3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36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8745" calcext:value-type="float">
            <text:p>95.8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2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48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7.9705" calcext:value-type="float">
            <text:p>97.9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55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7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DECENTRALISE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73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1516" calcext:value-type="float">
            <text:p>89.15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79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185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1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9648" calcext:value-type="float">
            <text:p>83.9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197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6683" calcext:value-type="float">
            <text:p>94.66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03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4.2216" calcext:value-type="float">
            <text:p>94.2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0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0296" calcext:value-type="float">
            <text:p>93.0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16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6.3954" calcext:value-type="float">
            <text:p>96.3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22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1.9679" calcext:value-type="float">
            <text:p>81.9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244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2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5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: 271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2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7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3.4649" calcext:value-type="float">
            <text:p>73.46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06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4.2375" calcext:value-type="float">
            <text:p>94.2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2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7234" calcext:value-type="float">
            <text:p>93.7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18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7.3514" calcext:value-type="float">
            <text:p>97.3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30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37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<text:s/>ELLIG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53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8483" calcext:value-type="float">
            <text:p>92.8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: 359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3688" calcext:value-type="float">
            <text:p>97.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 Tot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794872" calcext:value-type="float">
            <text:p>0.79487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59" meta:object-count="0"/>
    <meta:generator>LibreOffice/4.2.8.2$Linux_X86_64 LibreOffice_project/420m0$Build-2</meta:generator>
  </office:meta>
</office:document-meta>
</file>